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7e81" officeooo:paragraph-rsid="00187e81"/>
    </style:style>
    <style:style style:name="P2" style:family="paragraph" style:parent-style-name="Standard">
      <style:text-properties officeooo:rsid="00196aab" officeooo:paragraph-rsid="00196aab"/>
    </style:style>
    <style:style style:name="P3" style:family="paragraph" style:parent-style-name="Standard">
      <style:text-properties officeooo:rsid="001bd8a8" officeooo:paragraph-rsid="001bd8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://localhost:9864/datanode.html</text:p>
      <text:p text:style-name="Standard"/>
      <text:p text:style-name="Standard">http://localhost:9870/dfshealth.html#tab-overview</text:p>
      <text:p text:style-name="Standard"/>
      <text:p text:style-name="Standard">service ssh start</text:p>
      <text:p text:style-name="Standard">ssh localhost</text:p>
      <text:p text:style-name="Standard"/>
      <text:p text:style-name="Standard"/>
      <text:p text:style-name="Standard">start-dfs.sh </text:p>
      <text:p text:style-name="Standard"/>
      <text:p text:style-name="P2">start-yarn.sh</text:p>
      <text:p text:style-name="P2"/>
      <text:p text:style-name="P1">stop-dfs.sh</text:p>
      <text:p text:style-name="Standard"/>
      <text:p text:style-name="P3">Map Reduce:</text:p>
      <text:p text:style-name="P3"/>
      <text:p text:style-name="P3">python3 WordCount.py -r hadoop hdfs://localhost:9000/user/training/wordcount-input.tx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2:59:07.948172196</meta:creation-date>
    <dc:date>2023-02-14T18:33:52.194360708</dc:date>
    <meta:editing-duration>PT56M24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9" meta:word-count="17" meta:character-count="248" meta:non-whitespace-character-count="239"/>
  </office:meta>
</office:document-meta>
</file>